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18:00:34.620635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0M4S</meta:editing-duration>
    <meta:editing-cycles>8</meta:editing-cycles>
    <meta:generator>LibreOffice/5.1.6.2$Linux_X86_64 LibreOffice_project/10m0$Build-2</meta:generator>
    <dc:date>2019-03-22T18:04:17.524617532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34cm" svg:width="15.986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51cm" svg:width="13.67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8cm" svg:width="14.23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77cm" svg:width="16.767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